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44c1" officeooo:paragraph-rsid="001c44c1"/>
    </style:style>
    <style:style style:name="P2" style:family="paragraph" style:parent-style-name="Standard">
      <style:text-properties officeooo:rsid="001cce9d" officeooo:paragraph-rsid="001cce9d"/>
    </style:style>
    <style:style style:name="P3" style:family="paragraph" style:parent-style-name="Standard">
      <style:text-properties officeooo:rsid="001cce9d" officeooo:paragraph-rsid="001d2d6f"/>
    </style:style>
    <style:style style:name="P4" style:family="paragraph" style:parent-style-name="Standard">
      <style:text-properties style:text-underline-style="solid" style:text-underline-width="auto" style:text-underline-color="font-color" officeooo:rsid="001cce9d" officeooo:paragraph-rsid="001cce9d"/>
    </style:style>
    <style:style style:name="P5" style:family="paragraph" style:parent-style-name="Standard">
      <style:text-properties style:text-underline-style="solid" style:text-underline-width="auto" style:text-underline-color="font-color" officeooo:rsid="001cce9d" officeooo:paragraph-rsid="001d2d6f"/>
    </style:style>
    <style:style style:name="P6" style:family="paragraph" style:parent-style-name="Standard">
      <style:text-properties officeooo:rsid="001f7a29" officeooo:paragraph-rsid="001f7a29"/>
    </style:style>
    <style:style style:name="P7" style:family="paragraph" style:parent-style-name="Standard">
      <style:text-properties officeooo:rsid="002121ef" officeooo:paragraph-rsid="002121ef"/>
    </style:style>
    <style:style style:name="P8" style:family="paragraph" style:parent-style-name="Standard">
      <style:text-properties style:text-underline-style="none" officeooo:rsid="002121ef" officeooo:paragraph-rsid="002121e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d7d5"/>
    </style:style>
    <style:style style:name="T3" style:family="text">
      <style:text-properties officeooo:rsid="001f7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me</text:span></text:p>
      <text:p text:style-name="P1">Create League</text:p>
      <text:p text:style-name="P1">Join Public League</text:p>
      <text:p text:style-name="P1">Join Private League</text:p>
      <text:p text:style-name="P3">Edit <text:span text:style-name="T2">user </text:span>profile information</text:p>
      <text:p text:style-name="P1"/>
      <text:p text:style-name="P5">Team</text:p>
      <text:p text:style-name="P6">Rename Team</text:p>
      <text:p text:style-name="P6">Upload icon</text:p>
      <text:p text:style-name="P3"/>
      <text:p text:style-name="P4">League</text:p>
      <text:p text:style-name="P8">Rename League (private league only)</text:p>
      <text:p text:style-name="P7">Change draft date (private league only)</text:p>
      <text:p text:style-name="P2">Add Commissioner</text:p>
      <text:p text:style-name="P2">Remove Commissioner<text:line-break/><text:span text:style-name="T3">Change draft order</text:span></text:p>
      <text:p text:style-name="P6">Modify team roster</text:p>
      <text:p text:style-name="P6">Review trade</text:p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7S</meta:editing-duration>
    <meta:editing-cycles>8</meta:editing-cycles>
    <meta:generator>LibreOffice/5.1.3.2$Windows_x86 LibreOffice_project/644e4637d1d8544fd9f56425bd6cec110e49301b</meta:generator>
    <dc:date>2016-12-21T14:47:21.808000000</dc:date>
    <meta:document-statistic meta:table-count="0" meta:image-count="0" meta:object-count="0" meta:page-count="1" meta:paragraph-count="15" meta:word-count="42" meta:character-count="273" meta:non-whitespace-character-count="246"/>
    <meta:user-defined meta:name="Info 1"/>
    <meta:user-defined meta:name="Info 2"/>
    <meta:user-defined meta:name="Info 3"/>
    <meta:user-defined meta:name="Info 4"/>
  </office:meta>
</office:document-meta>
</file>